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955cm"/>
    </style:style>
    <style:style style:name="gr2" style:family="graphic" style:parent-style-name="standard">
      <style:graphic-properties draw:stroke="none" svg:stroke-color="#000000" draw:fill="none" draw:fill-color="#ffffff" fo:min-height="4.978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15.6cm"/>
    </style:style>
    <style:style style:name="gr5" style:family="graphic" style:parent-style-name="standard">
      <style:graphic-properties draw:stroke="none" svg:stroke-color="#000000" draw:fill="none" draw:fill-color="#ffffff" fo:min-height="1.65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5.7cm"/>
    </style:style>
    <style:style style:name="gr7" style:family="graphic" style:parent-style-name="standard">
      <style:graphic-properties draw:fill="solid" draw:fill-color="#bee3d3" draw:textarea-horizontal-align="justify" draw:textarea-vertical-align="middle" draw:auto-grow-height="false" fo:min-height="1.024cm" fo:min-width="3.884cm"/>
    </style:style>
    <style:style style:name="gr8" style:family="graphic" style:parent-style-name="standard">
      <style:graphic-properties draw:fill="solid" draw:fill-color="#fcd4d1" draw:textarea-horizontal-align="justify" draw:textarea-vertical-align="middle" draw:auto-grow-height="false" fo:min-height="1.306cm" fo:min-width="2.258cm"/>
    </style:style>
    <style:style style:name="gr9" style:family="graphic" style:parent-style-name="standard">
      <style:graphic-properties draw:textarea-horizontal-align="justify" draw:textarea-vertical-align="middle" draw:auto-grow-height="false" fo:min-height="2.35cm" fo:min-width="5.7cm"/>
    </style:style>
    <style:style style:name="gr10" style:family="graphic" style:parent-style-name="standard">
      <style:graphic-properties draw:textarea-horizontal-align="justify" draw:textarea-vertical-align="middle" draw:auto-grow-height="false" fo:min-height="0.812cm" fo:min-width="2.18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35cm" fo:min-width="6.2cm"/>
    </style:style>
    <style:style style:name="gr13" style:family="graphic" style:parent-style-name="standard">
      <style:graphic-properties draw:textarea-horizontal-align="justify" draw:textarea-vertical-align="middle" draw:auto-grow-height="false" fo:min-height="0.882cm" fo:min-width="2.33cm"/>
    </style:style>
    <style:style style:name="gr14" style:family="graphic" style:parent-style-name="standard">
      <style:graphic-properties draw:textarea-horizontal-align="justify" draw:textarea-vertical-align="middle" draw:auto-grow-height="false" fo:min-height="3.35cm" fo:min-width="6.4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6.2cm"/>
    </style:style>
    <style:style style:name="gr16" style:family="graphic" style:parent-style-name="standard">
      <style:graphic-properties draw:textarea-horizontal-align="justify" draw:textarea-vertical-align="middle" draw:auto-grow-height="false" fo:min-height="3.55cm" fo:min-width="6.3cm"/>
    </style:style>
    <style:style style:name="gr17" style:family="graphic" style:parent-style-name="standard">
      <style:graphic-properties draw:textarea-horizontal-align="justify" draw:textarea-vertical-align="middle" draw:auto-grow-height="false" fo:min-height="2.226cm" fo:min-width="5.44cm"/>
    </style:style>
    <style:style style:name="gr18" style:family="graphic" style:parent-style-name="standard">
      <style:graphic-properties draw:textarea-horizontal-align="justify" draw:textarea-vertical-align="middle" draw:auto-grow-height="false" fo:min-height="2.65cm" fo:min-width="5.652cm"/>
    </style:style>
    <style:style style:name="gr19" style:family="graphic" style:parent-style-name="standard">
      <style:graphic-properties draw:textarea-horizontal-align="justify" draw:textarea-vertical-align="middle" draw:auto-grow-height="false" fo:min-height="1.872cm" fo:min-width="3.602cm"/>
    </style:style>
    <style:style style:name="gr20" style:family="graphic" style:parent-style-name="standard">
      <style:graphic-properties draw:stroke="none" svg:stroke-color="#000000" draw:fill="none" draw:fill-color="#ffffff" fo:min-height="0.95cm"/>
    </style:style>
    <style:style style:name="gr21" style:family="graphic" style:parent-style-name="standard">
      <style:graphic-properties draw:stroke="none" svg:stroke-color="#000000" draw:fill="none" draw:fill-color="#ffffff" fo:min-height="1.45cm"/>
    </style:style>
    <style:style style:name="gr22" style:family="graphic" style:parent-style-name="standard">
      <style:graphic-properties draw:textarea-horizontal-align="justify" draw:textarea-vertical-align="middle" draw:auto-grow-height="false" fo:min-height="3.45cm" fo:min-width="6.2cm"/>
    </style:style>
    <style:style style:name="gr23" style:family="graphic" style:parent-style-name="standard">
      <style:graphic-properties draw:textarea-horizontal-align="justify" draw:textarea-vertical-align="middle" draw:auto-grow-height="false" fo:min-height="1.59cm" fo:min-width="2.682cm"/>
    </style:style>
    <style:style style:name="gr24" style:family="graphic" style:parent-style-name="standard">
      <style:graphic-properties draw:textarea-horizontal-align="justify" draw:textarea-vertical-align="middle" draw:auto-grow-height="false" fo:min-height="1.518cm" fo:min-width="2.682cm"/>
    </style:style>
    <style:style style:name="gr25" style:family="graphic" style:parent-style-name="standard">
      <style:graphic-properties draw:stroke="none" svg:stroke-color="#000000" draw:fill="none" draw:fill-color="#ffffff" fo:min-height="1.05cm"/>
    </style:style>
    <style:style style:name="gr26" style:family="graphic" style:parent-style-name="standard">
      <style:graphic-properties draw:textarea-horizontal-align="justify" draw:textarea-vertical-align="middle" draw:auto-grow-height="false" fo:min-height="1.66cm" fo:min-width="2.824cm"/>
    </style:style>
    <style:style style:name="gr27" style:family="graphic" style:parent-style-name="standard">
      <style:graphic-properties draw:textarea-horizontal-align="justify" draw:textarea-vertical-align="middle" draw:auto-grow-height="false" fo:min-height="1.586cm" fo:min-width="2.188cm"/>
    </style:style>
    <style:style style:name="gr28" style:family="graphic" style:parent-style-name="standard">
      <style:graphic-properties draw:stroke="none" svg:stroke-color="#000000" draw:fill="none" draw:fill-color="#ffffff" fo:min-height="2.134cm"/>
    </style:style>
    <style:style style:name="gr29" style:family="graphic" style:parent-style-name="standard">
      <style:graphic-properties draw:stroke="none" svg:stroke-color="#000000" draw:fill="none" draw:fill-color="#ffffff" fo:min-height="2.845cm"/>
    </style:style>
    <style:style style:name="gr30" style:family="graphic" style:parent-style-name="standard">
      <style:graphic-properties draw:textarea-horizontal-align="justify" draw:textarea-vertical-align="middle" draw:auto-grow-height="false" fo:min-height="2.45cm" fo:min-width="3.9cm"/>
    </style:style>
    <style:style style:name="gr31" style:family="graphic" style:parent-style-name="standard">
      <style:graphic-properties draw:textarea-horizontal-align="justify" draw:textarea-vertical-align="middle" draw:auto-grow-height="false" fo:min-height="1.236cm" fo:min-width="3.814cm"/>
    </style:style>
    <style:style style:name="gr32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bee3d3"/>
      <style:paragraph-properties fo:text-align="center"/>
    </style:style>
    <style:style style:name="P6" style:family="paragraph">
      <loext:graphic-properties draw:fill="solid" draw:fill-color="#fcd4d1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cm" svg:height="10.205cm" svg:x="5.4cm" svg:y="8.395cm">
          <draw:text-box>
            <text:p><text:span text:style-name="T1">Those that </text:span><text:span text:style-name="T1">affect the </text:span><text:span text:style-name="T1">state of the </text:span><text:span text:style-name="T1">CRS are </text:span><text:span text:style-name="T1">exactly the </text:span><text:span text:style-name="T1">following:</text:span></text:p>
            <text:p><text:span text:style-name="T1"/></text:p>
            <text:p><text:span text:style-name="T1">- </text:span><text:span text:style-name="T1">outport_data</text:span><text:span text:style-name="T1">_rd</text:span></text:p>
            <text:p><text:span text:style-name="T1">- </text:span><text:span text:style-name="T1">exp_data_av</text:span></text:p>
            <text:p><text:span text:style-name="T1">- exp_dv</text:span></text:p>
            <text:p><text:span text:style-name="T1">- </text:span><text:span text:style-name="T1">buf_data_av</text:span></text:p>
            <text:p><text:span text:style-name="T1">- buf_dv</text:span></text:p>
            <text:p><text:span text:style-name="T1"/></text:p>
            <text:p><text:span text:style-name="T1">output_port </text:span><text:span text:style-name="T1">and </text:span><text:span text:style-name="T1">output_port_</text:span><text:span text:style-name="T1">valid do not </text:span><text:span text:style-name="T1">play a role in </text:span><text:span text:style-name="T1">sequential </text:span><text:span text:style-name="T1">logic – they </text:span><text:span text:style-name="T1">play a role </text:span><text:span text:style-name="T1">only in the </text:span><text:span text:style-name="T1">VOQ, which </text:span><text:span text:style-name="T1">is purely </text:span><text:span text:style-name="T1">combinatorial </text:span><text:span text:style-name="T1">in nature.</text:span></text:p>
          </draw:text-box>
        </draw:frame>
        <draw:frame draw:style-name="gr2" draw:text-style-name="P1" draw:layer="layout" svg:width="13.3cm" svg:height="5.228cm" svg:x="24.6cm" svg:y="5.772cm">
          <draw:text-box>
            <text:p><text:span text:style-name="T1">For each of </text:span><text:span text:style-name="T1">the 2n </text:span><text:span text:style-name="T1">buffers:</text:span></text:p>
            <text:p><text:span text:style-name="T1"/></text:p>
            <text:p><text:span text:style-name="T1">pk_av = </text:span><text:span text:style-name="T1">nand of all dv </text:span><text:span text:style-name="T1">bits in that </text:span><text:span text:style-name="T1">buffer</text:span></text:p>
            <text:p><text:span text:style-name="T1">(indicates a </text:span><text:span text:style-name="T1">complete </text:span><text:span text:style-name="T1">packet has </text:span><text:span text:style-name="T1">arrived.)</text:span></text:p>
            <text:p><text:span text:style-name="T1"/></text:p>
            <text:p><text:span text:style-name="T1">We buffer a </text:span><text:span text:style-name="T1">data-chunk </text:span><text:span text:style-name="T1">only if </text:span><text:span text:style-name="T1">data_av is </text:span><text:span text:style-name="T1">'1'.</text:span></text:p>
          </draw:text-box>
        </draw:frame>
        <draw:frame draw:style-name="gr3" draw:text-style-name="P1" draw:layer="layout" svg:width="12.9cm" svg:height="1.673cm" svg:x="24.2cm" svg:y="12.227cm">
          <draw:text-box>
            <text:p><text:span text:style-name="T1">some_pk_av</text:span><text:span text:style-name="T1">_exp and </text:span><text:span text:style-name="T1">some_pk_av</text:span><text:span text:style-name="T1">_buf</text:span></text:p>
            <text:p><text:span text:style-name="T1">- or of all the </text:span><text:span text:style-name="T1">pk_av in exp </text:span><text:span text:style-name="T1">or buf</text:span></text:p>
          </draw:text-box>
        </draw:frame>
        <draw:frame draw:style-name="gr2" draw:text-style-name="P1" draw:layer="layout" svg:width="11.1cm" svg:height="5.228cm" svg:x="27.2cm" svg:y="14.972cm">
          <draw:text-box>
            <text:p><text:span text:style-name="T1">When </text:span><text:span text:style-name="T1">some_pk_av</text:span><text:span text:style-name="T1">_exp is '1', </text:span><text:span text:style-name="T1">we run a </text:span><text:span text:style-name="T1">round-robin </text:span><text:span text:style-name="T1">on the </text:span><text:span text:style-name="T1">exp_packet_</text:span><text:span text:style-name="T1">buffer's,</text:span></text:p>
            <text:p><text:span text:style-name="T1"/></text:p>
            <text:p><text:span text:style-name="T1">Else if </text:span><text:span text:style-name="T1">some_pk_av</text:span><text:span text:style-name="T1">_buf is '1' we </text:span><text:span text:style-name="T1">run a round-</text:span><text:span text:style-name="T1">robin on the </text:span><text:span text:style-name="T1">buf_packet_</text:span><text:span text:style-name="T1">buffer's.</text:span></text:p>
          </draw:text-box>
        </draw:frame>
        <draw:custom-shape draw:style-name="gr4" draw:text-style-name="P3" draw:layer="layout" svg:width="16.1cm" svg:height="3.8cm" svg:x="6.8cm" svg:y="3.3cm">
          <text:p text:style-name="P2"><text:span text:style-name="T2">Contention </text:span><text:span text:style-name="T2">Resolution and </text:span><text:span text:style-name="T2">Switching</text:span></text:p>
          <text:p text:style-name="P2"><text:span text:style-name="T2">(Team B - </text:span><text:span text:style-name="T2">DigiDestined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1.4cm" svg:height="1.9cm" svg:x="10.5cm" svg:y="20.9cm">
          <draw:text-box>
            <text:p>VOQ is a purely combinatorial circuit </text:p>
            <text:p>– therefore, no state diagram for VOQ</text:p>
          </draw:text-box>
        </draw:frame>
      </draw:page>
      <draw:page draw:name="page2" draw:style-name="dp1" draw:master-page-name="Default">
        <draw:custom-shape draw:style-name="gr6" draw:text-style-name="P2" draw:layer="layout" svg:width="6.2cm" svg:height="2.4cm" svg:x="13.1cm" svg:y="3.2cm">
          <text:p text:style-name="P2">IP: data_av = '1'/'0'</text:p>
          <text:p text:style-name="P2"/>
          <text:p text:style-name="P2">OP: data_rd = '1'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2.4cm" svg:x="24.6cm" svg:y="24.9cm">
          <text:p text:style-name="P2">IP: data_av = '1'/'0'</text:p>
          <text:p text:style-name="P2"/>
          <text:p text:style-name="P2">OP: data_rd = '0'</text:p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6.2cm" svg:height="1.8cm" svg:x="18.2cm" svg:y="7.2cm">
          <text:p text:style-name="P2">NON_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3" draw:id="id3" draw:layer="layout" svg:width="3.9cm" svg:height="2.2cm" svg:x="19.4cm" svg:y="22.2cm">
          <text:p text:style-name="P2">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2cm" svg:height="2.6cm" svg:x="34cm" svg:y="11.1cm">
          <text:p text:style-name="P2">IP: CHUNK_RD = '1',</text:p>
          <text:p text:style-name="P2">PK_AV = '1'</text:p>
          <draw:enhanced-geometry svg:viewBox="0 0 21600 21600" draw:type="rectangle" draw:enhanced-path="M 0 0 L 21600 0 21600 21600 0 21600 0 0 Z N"/>
        </draw:custom-shape>
        <draw:custom-shape draw:style-name="gr10" draw:text-style-name="P2" xml:id="id2" draw:id="id2" draw:layer="layout" svg:width="3.8cm" svg:height="1.5cm" svg:x="31.3cm" svg:y="14.5cm">
          <text:p text:style-name="P2">SEND_P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svg:x1="24.4cm" svg:y1="8.1cm" svg:x2="33.2cm" svg:y2="14.5cm" draw:start-shape="id1" draw:start-glue-point="10" draw:end-shape="id2" draw:end-glue-point="4" svg:d="M24400 8100c5867 0 8800 2133 8800 6400" svg:viewBox="0 0 8801 6401">
          <text:p/>
        </draw:connector>
        <draw:connector draw:style-name="gr11" draw:text-style-name="P7" draw:layer="layout" draw:type="curve" svg:x1="23.3cm" svg:y1="23.3cm" svg:x2="33.2cm" svg:y2="16cm" draw:start-shape="id3" draw:start-glue-point="10" draw:end-shape="id2" draw:end-glue-point="8" svg:d="M23300 23300c6600 0 9900-2433 9900-7300" svg:viewBox="0 0 9901 7301">
          <text:p/>
        </draw:connector>
        <draw:connector draw:style-name="gr11" draw:text-style-name="P7" draw:layer="layout" draw:type="curve" svg:x1="31.856cm" svg:y1="14.719cm" svg:x2="23.492cm" svg:y2="8.737cm" draw:start-shape="id2" draw:start-glue-point="5" draw:end-shape="id1" draw:end-glue-point="9" svg:d="M31856 14719c0-4452-8364-1461-8364-5982" svg:viewBox="0 0 8365 5983">
          <text:p/>
        </draw:connector>
        <draw:custom-shape draw:style-name="gr12" draw:text-style-name="P2" draw:layer="layout" svg:width="6.7cm" svg:height="2.6cm" svg:x="14.4cm" svg:y="11.6cm">
          <text:p text:style-name="P2">IP: CHUNK_RD = '0',</text:p>
          <text:p text:style-name="P2">PK_AV = '1'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curve" svg:x1="19.108cm" svg:y1="8.737cm" svg:x2="11.115cm" svg:y2="14.634cm" draw:start-shape="id1" draw:start-glue-point="7" draw:end-shape="id4" draw:end-glue-point="11" svg:d="M19108 8737c0 4446-7993 1498-7993 5897" svg:viewBox="0 0 7994 5898">
          <text:p/>
        </draw:connector>
        <draw:custom-shape draw:style-name="gr13" draw:text-style-name="P2" xml:id="id4" draw:id="id4" draw:layer="layout" svg:width="4cm" svg:height="1.6cm" svg:x="7.7cm" svg:y="14.4cm">
          <text:p text:style-name="P2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svg:x1="9.7cm" svg:y1="14.4cm" svg:x2="18.2cm" svg:y2="8.1cm" draw:start-shape="id4" draw:start-glue-point="4" draw:end-shape="id1" draw:end-glue-point="6" svg:d="M9700 14400c0-4200 2833-6300 8500-6300" svg:viewBox="0 0 8501 6301">
          <text:p/>
        </draw:connector>
        <draw:custom-shape draw:style-name="gr14" draw:text-style-name="P2" draw:layer="layout" svg:width="6.9cm" svg:height="3.6cm" svg:x="22.2cm" svg:y="12.3cm">
          <text:p text:style-name="P2">OP: CHUNK = Buffer(0)</text:p>
          <text:p text:style-name="P2"><text:span text:style-name="T3">Note: </text:span>buf_lim &lt; buf_size </text:p>
          <text:p text:style-name="P2">is definitely true, once </text:p>
          <text:p text:style-name="P2">some data chunk is sent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7cm" svg:height="1.4cm" svg:x="5.8cm" svg:y="22.1cm">
          <text:p text:style-name="P2">IP: buf_lim = buf_size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curve" svg:x1="9.7cm" svg:y1="16cm" svg:x2="19.4cm" svg:y2="23.3cm" draw:start-shape="id4" draw:start-glue-point="8" draw:end-shape="id3" draw:end-glue-point="6" svg:d="M9700 16000c0 4867 3233 7300 9700 7300" svg:viewBox="0 0 9701 7301">
          <text:p/>
        </draw:connector>
        <draw:connector draw:style-name="gr11" draw:text-style-name="P7" draw:layer="layout" draw:type="curve" draw:line-skew="-0.683cm" svg:x1="19.108cm" svg:y1="7.463cm" svg:x2="21.3cm" svg:y2="7.2cm" draw:start-shape="id1" draw:start-glue-point="5" draw:end-shape="id1" draw:end-glue-point="4" svg:d="M19108 7463c0-2170 2192-2039 2192-263" svg:viewBox="0 0 2193 1613">
          <text:p/>
        </draw:connector>
        <draw:connector draw:style-name="gr11" draw:text-style-name="P7" draw:layer="layout" draw:type="curve" draw:line-skew="0.586cm" svg:x1="19.971cm" svg:y1="24.078cm" svg:x2="22.729cm" svg:y2="24.078cm" draw:start-shape="id3" draw:start-glue-point="7" draw:end-shape="id3" draw:end-glue-point="9" svg:d="M19971 24078c0 2115 2758 2115 2758 0" svg:viewBox="0 0 2759 1587">
          <text:p/>
        </draw:connector>
        <draw:custom-shape draw:style-name="gr15" draw:text-style-name="P2" draw:layer="layout" svg:width="6.7cm" svg:height="1.4cm" svg:x="4.2cm" svg:y="8.5cm">
          <text:p text:style-name="P2">IP: buf_lim &lt; buf_siz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2.6cm" svg:x="32.8cm" svg:y="20.8cm">
          <text:p text:style-name="P2">IP: CHUNK_RD = '1',</text:p>
          <text:p text:style-name="P2">PK_AV = '1'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curve" svg:x1="19.971cm" svg:y1="22.522cm" svg:x2="11.115cm" svg:y2="15.766cm" draw:start-shape="id3" draw:start-glue-point="5" draw:end-shape="id4" draw:end-glue-point="9" svg:d="M19971 22522c0-5131-8856-1754-8856-6756" svg:viewBox="0 0 8857 6757">
          <text:p/>
        </draw:connector>
        <draw:custom-shape draw:style-name="gr12" draw:text-style-name="P2" draw:layer="layout" svg:width="6.7cm" svg:height="2.6cm" svg:x="13.6cm" svg:y="16cm">
          <text:p text:style-name="P2">IP: CHUNK_RD = '0',</text:p>
          <text:p text:style-name="P2">PK_AV = '1'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6.8cm" svg:height="3.8cm" svg:x="33.9cm" svg:y="2.4cm">
          <text:p text:style-name="P2"><text:span text:style-name="T4">PACKE</text:span><text:span text:style-name="T4">T</text:span></text:p>
          <text:p text:style-name="P2"><text:span text:style-name="T4">BUFFE</text:span><text:span text:style-name="T4">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7" draw:text-style-name="P2" xml:id="id7" draw:id="id7" draw:layer="layout" svg:width="8.4cm" svg:height="3.5cm" svg:x="18cm" svg:y="5.6cm">
          <text:p text:style-name="P2">EXP_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5" draw:id="id5" draw:layer="layout" svg:width="8.7cm" svg:height="4.1cm" svg:x="18cm" svg:y="16.7cm">
          <text:p text:style-name="P2">BUF_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" draw:id="id6" draw:layer="layout" svg:width="5.8cm" svg:height="3cm" svg:x="32.4cm" svg:y="11.9cm">
          <text:p text:style-name="P2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svg:x1="26.7cm" svg:y1="18.75cm" svg:x2="35.3cm" svg:y2="14.9cm" draw:start-shape="id5" draw:start-glue-point="10" draw:end-shape="id6" draw:end-glue-point="8" svg:d="M26700 18750c5734 0 8600-1283 8600-3850" svg:viewBox="0 0 8601 3851">
          <text:p/>
        </draw:connector>
        <draw:connector draw:style-name="gr11" draw:text-style-name="P7" draw:layer="layout" draw:type="curve" svg:x1="33.249cm" svg:y1="14.461cm" svg:x2="25.426cm" svg:y2="17.3cm" draw:start-shape="id6" draw:start-glue-point="7" draw:end-shape="id5" draw:end-glue-point="11" svg:d="M33249 14461c0 2010-7823 591-7823 2839" svg:viewBox="0 0 7824 2840">
          <text:p/>
        </draw:connector>
        <draw:connector draw:style-name="gr11" draw:text-style-name="P7" draw:layer="layout" draw:type="curve" svg:x1="33.249cm" svg:y1="12.339cm" svg:x2="25.17cm" svg:y2="8.588cm" draw:start-shape="id6" draw:start-glue-point="5" draw:end-shape="id7" draw:end-glue-point="9" svg:d="M33249 12339c0-2757-8079-882-8079-3751" svg:viewBox="0 0 8080 3752">
          <text:p/>
        </draw:connector>
        <draw:connector draw:style-name="gr11" draw:text-style-name="P7" draw:layer="layout" draw:type="curve" svg:x1="19.23cm" svg:y1="8.588cm" svg:x2="19.274cm" svg:y2="17.3cm" draw:start-shape="id7" draw:start-glue-point="7" draw:end-shape="id5" draw:end-glue-point="5" svg:d="M19230 8588c0 6469 44 2114 44 8712" svg:viewBox="0 0 45 8713">
          <text:p/>
        </draw:connector>
        <draw:connector draw:style-name="gr11" draw:text-style-name="P7" draw:layer="layout" draw:type="curve" svg:x1="18cm" svg:y1="18.75cm" svg:x2="18cm" svg:y2="7.35cm" draw:start-shape="id5" draw:start-glue-point="6" draw:end-shape="id7" draw:end-glue-point="6" svg:d="M18000 18750c-751 0-751-11400 0-11400" svg:viewBox="0 0 564 11401">
          <text:p/>
        </draw:connector>
        <draw:frame draw:style-name="gr20" draw:text-style-name="P4" draw:layer="layout" svg:width="8.4cm" svg:height="1.2cm" svg:x="23.8cm" svg:y="10.7cm">
          <draw:text-box>
            <text:p>SOME_EXP_PK_AV = '1'</text:p>
          </draw:text-box>
        </draw:frame>
        <draw:connector draw:style-name="gr11" draw:text-style-name="P7" draw:layer="layout" draw:type="curve" svg:x1="26.4cm" svg:y1="7.35cm" svg:x2="35.3cm" svg:y2="11.9cm" draw:start-shape="id7" draw:start-glue-point="10" draw:end-shape="id6" draw:end-glue-point="4" svg:d="M26400 7350c5934 0 8900 1516 8900 4550" svg:viewBox="0 0 8901 4551">
          <text:p/>
        </draw:connector>
        <draw:frame draw:style-name="gr5" draw:text-style-name="P4" draw:layer="layout" svg:width="7.7cm" svg:height="1.9cm" svg:x="24cm" svg:y="14.2cm">
          <draw:text-box>
            <text:p>SOME_EXP_PK_AV='0'</text:p>
            <text:p>SOME_BUF_PK_AV='1'</text:p>
          </draw:text-box>
        </draw:frame>
        <draw:connector draw:style-name="gr11" draw:text-style-name="P7" draw:layer="layout" draw:type="curve" svg:x1="19.23cm" svg:y1="6.112cm" svg:x2="25.17cm" svg:y2="6.112cm" draw:start-shape="id7" draw:start-glue-point="5" draw:end-shape="id7" draw:end-glue-point="11" svg:d="M19230 6112c0-1519 5940-1519 5940 0" svg:viewBox="0 0 5941 1140">
          <text:p/>
        </draw:connector>
        <draw:frame draw:style-name="gr21" draw:text-style-name="P4" draw:layer="layout" svg:width="8.4cm" svg:height="1.7cm" svg:x="18.9cm" svg:y="3.8cm">
          <draw:text-box>
            <text:p>SOME_EXP_PK_AV = '1'</text:p>
          </draw:text-box>
        </draw:frame>
        <draw:frame draw:style-name="gr5" draw:text-style-name="P4" draw:layer="layout" svg:width="7.7cm" svg:height="1.9cm" svg:x="18.4cm" svg:y="21.9cm">
          <draw:text-box>
            <text:p>SOME_EXP_PK_AV='0'</text:p>
            <text:p>SOME_BUF_PK_AV='1'</text:p>
          </draw:text-box>
        </draw:frame>
        <draw:connector draw:style-name="gr11" draw:text-style-name="P7" draw:layer="layout" draw:type="curve" svg:x1="19.274cm" svg:y1="20.2cm" svg:x2="25.426cm" svg:y2="20.2cm" draw:start-shape="id5" draw:start-glue-point="7" draw:end-shape="id5" draw:end-glue-point="9" svg:d="M19274 20200c0 1653 6152 1653 6152 0" svg:viewBox="0 0 6153 1241">
          <text:p/>
        </draw:connector>
        <draw:frame draw:style-name="gr5" draw:text-style-name="P4" draw:layer="layout" svg:width="7.7cm" svg:height="1.9cm" svg:x="29.6cm" svg:y="18.7cm">
          <draw:text-box>
            <text:p>SOME_EXP_PK_AV='0'</text:p>
            <text:p>SOME_BUF_PK_AV='0'</text:p>
          </draw:text-box>
        </draw:frame>
        <draw:frame draw:style-name="gr5" draw:text-style-name="P4" draw:layer="layout" svg:width="7.7cm" svg:height="1.9cm" draw:transform="rotate (1.5707963267949) translate (19.5cm 16.7cm)">
          <draw:text-box>
            <text:p>SOME_EXP_PK_AV='0'</text:p>
            <text:p>SOME_BUF_PK_AV='1'</text:p>
          </draw:text-box>
        </draw:frame>
        <draw:frame draw:style-name="gr21" draw:text-style-name="P4" draw:layer="layout" svg:width="8.4cm" svg:height="1.7cm" draw:transform="rotate (1.5707963267949) translate (16.1cm 17.4cm)">
          <draw:text-box>
            <text:p>SOME_EXP_PK_AV = '1'</text:p>
          </draw:text-box>
        </draw:frame>
        <draw:frame draw:style-name="gr5" draw:text-style-name="P4" draw:layer="layout" svg:width="7.7cm" svg:height="1.9cm" svg:x="29.4cm" svg:y="5.8cm">
          <draw:text-box>
            <text:p>SOME_EXP_PK_AV='0'</text:p>
            <text:p>SOME_BUF_PK_AV='0'</text:p>
          </draw:text-box>
        </draw:frame>
        <draw:custom-shape draw:style-name="gr22" draw:text-style-name="P9" draw:layer="layout" svg:width="6.7cm" svg:height="3.7cm" svg:x="8cm" svg:y="12.7cm">
          <text:p text:style-name="P2"><text:span text:style-name="T5">AR</text:span><text:span text:style-name="T5">BI</text:span><text:span text:style-name="T5">TE</text:span><text:span text:style-name="T5">R</text:span></text:p>
          <text:p text:style-name="P2"><text:span text:style-name="T5">(O</text:span><text:span text:style-name="T5">ver</text:span><text:span text:style-name="T5">all)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3" draw:text-style-name="P2" xml:id="id8" draw:id="id8" draw:layer="layout" svg:width="4.5cm" svg:height="2.6cm" svg:x="7cm" svg:y="6.5cm">
          <text:p text:style-name="P2">wr_en = data_av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9" draw:id="id9" draw:layer="layout" svg:width="4.5cm" svg:height="2.5cm" svg:x="13.6cm" svg:y="6.5cm">
          <text:p text:style-name="P2">wr_en = '0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draw:line-skew="-0.949cm" svg:x1="9.25cm" svg:y1="6.5cm" svg:x2="15.85cm" svg:y2="6.5cm" draw:start-shape="id8" draw:start-glue-point="4" draw:end-shape="id9" draw:end-glue-point="4" svg:d="M9250 6500c0-2175 6600-2175 6600 0" svg:viewBox="0 0 6601 1632">
          <text:p/>
        </draw:connector>
        <draw:connector draw:style-name="gr11" draw:text-style-name="P7" draw:layer="layout" draw:type="curve" draw:line-skew="1.347cm" svg:x1="15.85cm" svg:y1="9cm" svg:x2="9.25cm" svg:y2="9.1cm" draw:start-shape="id9" draw:start-glue-point="8" draw:end-shape="id8" draw:end-glue-point="8" svg:d="M15850 9000c0 2923-6600 2873-6600 100" svg:viewBox="0 0 6601 2187">
          <text:p/>
        </draw:connector>
        <draw:frame draw:style-name="gr25" draw:text-style-name="P4" draw:layer="layout" svg:width="8.6cm" svg:height="1.3cm" svg:x="9.6cm" svg:y="2.8cm">
          <draw:text-box>
            <text:p>prog_full='1' and pk_com='1'</text:p>
          </draw:text-box>
        </draw:frame>
        <draw:frame draw:style-name="gr25" draw:text-style-name="P4" draw:layer="layout" svg:width="8.6cm" svg:height="1.3cm" svg:x="9cm" svg:y="11.4cm">
          <draw:text-box>
            <text:p>prog_full='0' or pk_com='0' </text:p>
          </draw:text-box>
        </draw:frame>
        <draw:custom-shape draw:style-name="gr26" draw:text-style-name="P2" xml:id="id10" draw:id="id10" draw:layer="layout" svg:width="4.7cm" svg:height="2.7cm" svg:x="26.4cm" svg:y="6.7cm">
          <text:p text:style-name="P2">rd_en = gr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11" draw:id="id11" draw:layer="layout" svg:width="3.8cm" svg:height="2.596cm" svg:x="33.1cm" svg:y="6.7cm">
          <text:p text:style-name="P2">rd_en = '0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draw:line-skew="-0.437cm" svg:x1="28.75cm" svg:y1="6.7cm" svg:x2="35cm" svg:y2="6.7cm" draw:start-shape="id10" draw:start-glue-point="4" draw:end-shape="id11" draw:end-glue-point="4" svg:d="M28750 6700c0-1407 6250-1407 6250 0" svg:viewBox="0 0 6251 1056">
          <text:p/>
        </draw:connector>
        <draw:connector draw:style-name="gr11" draw:text-style-name="P7" draw:layer="layout" draw:type="curve" draw:line-skew="0cm 0.898cm" svg:x1="17.441cm" svg:y1="8.634cm" svg:x2="17.441cm" svg:y2="6.866cm" draw:start-shape="id9" draw:start-glue-point="9" draw:end-shape="id9" draw:end-glue-point="11" svg:d="M17441 8634c0 1302 2059 869 2059-883 0-1751-2059-2185-2059-885" svg:viewBox="0 0 2060 3280">
          <text:p/>
        </draw:connector>
        <draw:frame draw:style-name="gr28" draw:text-style-name="P10" draw:layer="layout" svg:width="4.7cm" svg:height="2.384cm" svg:x="18.2cm" svg:y="9.3cm">
          <draw:text-box>
            <text:p text:style-name="P2">prog_full='1'</text:p>
            <text:p text:style-name="P2">and </text:p>
            <text:p text:style-name="P2">pk_com='1'</text:p>
          </draw:text-box>
        </draw:frame>
        <draw:connector draw:style-name="gr11" draw:text-style-name="P7" draw:layer="layout" draw:type="curve" draw:line-skew="0cm -1.308cm" svg:x1="7.659cm" svg:y1="6.88cm" svg:x2="7.659cm" svg:y2="8.72cm" draw:start-shape="id8" draw:start-glue-point="5" draw:end-shape="id8" draw:end-glue-point="7" svg:d="M7659 6880c0-1321-2659-881-2659 920 0 1802 2659 2243 2659 920" svg:viewBox="0 0 2660 3374">
          <text:p/>
        </draw:connector>
        <draw:frame draw:style-name="gr29" draw:text-style-name="P10" draw:layer="layout" svg:width="4.3cm" svg:height="3.095cm" svg:x="3.4cm" svg:y="2.805cm">
          <draw:text-box>
            <text:p text:style-name="P2">prog_full='0'</text:p>
            <text:p text:style-name="P2">or</text:p>
            <text:p text:style-name="P2">pk_com='0' </text:p>
          </draw:text-box>
        </draw:frame>
        <draw:frame draw:style-name="gr28" draw:text-style-name="P4" draw:layer="layout" svg:width="11.6cm" svg:height="2.384cm" svg:x="28.9cm" svg:y="3.8cm">
          <draw:text-box>
            <text:p text:style-name="P2">not [ack = '0' and not (p_exp_req = zeros) and exp_granted = '1'] or data_outstanding = '1'</text:p>
          </draw:text-box>
        </draw:frame>
        <draw:connector draw:style-name="gr11" draw:text-style-name="P7" draw:layer="layout" draw:type="curve" draw:line-skew="0cm 1.598cm" svg:x1="36.344cm" svg:y1="8.916cm" svg:x2="36.344cm" svg:y2="7.08cm" draw:start-shape="id11" draw:start-glue-point="9" draw:end-shape="id11" draw:end-glue-point="11" svg:d="M36344 8916c0 1323 2656 883 2656-917 0-1799-2656-2240-2656-919" svg:viewBox="0 0 2657 3370">
          <text:p/>
        </draw:connector>
        <draw:connector draw:style-name="gr11" draw:text-style-name="P7" draw:layer="layout" draw:type="curve" svg:x1="35cm" svg:y1="9.296cm" svg:x2="28.75cm" svg:y2="9.4cm" draw:start-shape="id11" draw:start-glue-point="8" draw:end-shape="id10" draw:end-glue-point="8" svg:d="M35000 9296c0 909-6250 857-6250 104" svg:viewBox="0 0 6251 676">
          <text:p/>
        </draw:connector>
        <draw:connector draw:style-name="gr11" draw:text-style-name="P7" draw:layer="layout" draw:type="curve" draw:line-skew="0cm -6.802cm" svg:x1="27.088cm" svg:y1="7.095cm" svg:x2="27.088cm" svg:y2="9.005cm" draw:start-shape="id10" draw:start-glue-point="5" draw:end-shape="id10" draw:end-glue-point="7" svg:d="M27088 7095c0-1344-2288-896-2288 955 0 1852 2288 2300 2288 955" svg:viewBox="0 0 2289 3467">
          <text:p/>
        </draw:connector>
        <draw:frame draw:style-name="gr28" draw:text-style-name="P4" draw:layer="layout" svg:width="11.6cm" svg:height="2.384cm" svg:x="23.7cm" svg:y="10.4cm">
          <draw:text-box>
            <text:p text:style-name="P2">ack = '0' and not (p_exp_req = zeros) and exp_granted = '1' and data_outstanding = '0'</text:p>
          </draw:text-box>
        </draw:frame>
        <draw:custom-shape draw:style-name="gr30" draw:text-style-name="P2" draw:layer="layout" svg:width="4.4cm" svg:height="2.7cm" svg:x="20.2cm" svg:y="3.3cm">
          <text:p text:style-name="P2">WRITING</text:p>
          <text:p text:style-name="P2">AND</text:p>
          <text:p text:style-name="P2">READING</text:p>
          <draw:enhanced-geometry svg:viewBox="0 0 21600 21600" draw:type="rectangle" draw:enhanced-path="M 0 0 L 21600 0 21600 21600 0 21600 0 0 Z N"/>
        </draw:custom-shape>
        <draw:custom-shape draw:style-name="gr31" draw:text-style-name="P2" xml:id="id13" draw:id="id13" draw:layer="layout" svg:width="6.1cm" svg:height="2.1cm" svg:x="9.3cm" svg:y="15.3cm">
          <text:p text:style-name="P2">exp_granted = '1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2" draw:id="id12" draw:layer="layout" svg:width="6.1cm" svg:height="2.1cm" svg:x="9.4cm" svg:y="23.7cm">
          <text:p text:style-name="P2">exp_granted = '0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draw:line-skew="0.922cm" svg:x1="15.5cm" svg:y1="24.75cm" svg:x2="15.4cm" svg:y2="16.35cm" draw:start-shape="id12" draw:start-glue-point="10" draw:end-shape="id13" draw:end-glue-point="10" svg:d="M15500 24750c2136 0 2186-8400-100-8400" svg:viewBox="0 0 1709 8401">
          <text:p/>
        </draw:connector>
        <draw:connector draw:style-name="gr11" draw:text-style-name="P7" draw:layer="layout" draw:type="curve" draw:line-skew="-0.595cm" svg:x1="14.507cm" svg:y1="15.607cm" svg:x2="10.193cm" svg:y2="15.607cm" draw:start-shape="id13" draw:start-glue-point="11" draw:end-shape="id13" draw:end-glue-point="5" svg:d="M14507 15607c0-2104-4314-2104-4314 0" svg:viewBox="0 0 4315 1579">
          <text:p/>
        </draw:connector>
        <draw:frame draw:style-name="gr32" draw:text-style-name="P4" draw:layer="layout" svg:width="5.3cm" svg:height="1.4cm" svg:x="15cm" svg:y="14.6cm">
          <draw:text-box>
            <text:p>exp_empty = '0'</text:p>
          </draw:text-box>
        </draw:frame>
        <draw:connector draw:style-name="gr11" draw:text-style-name="P7" draw:layer="layout" draw:type="curve" draw:line-skew="-0.924cm" svg:x1="9.3cm" svg:y1="16.35cm" svg:x2="9.4cm" svg:y2="24.75cm" draw:start-shape="id13" draw:start-glue-point="6" draw:end-shape="id12" draw:end-glue-point="6" svg:d="M9300 16350c-2137 0-2187 8400 100 8400" svg:viewBox="0 0 1710 8401">
          <text:p/>
        </draw:connector>
        <draw:connector draw:style-name="gr11" draw:text-style-name="P7" draw:layer="layout" draw:type="curve" draw:line-skew="0.594cm" svg:x1="10.293cm" svg:y1="25.493cm" svg:x2="14.607cm" svg:y2="25.493cm" draw:start-shape="id12" draw:start-glue-point="7" draw:end-shape="id12" draw:end-glue-point="9" svg:d="M10293 25493c0 2104 4314 2104 4314 0" svg:viewBox="0 0 4315 1579">
          <text:p/>
        </draw:connector>
        <draw:frame draw:style-name="gr32" draw:text-style-name="P4" draw:layer="layout" svg:width="5.3cm" svg:height="1.4cm" svg:x="5.6cm" svg:y="25.5cm">
          <draw:text-box>
            <text:p>exp_empty = '1'</text:p>
          </draw:text-box>
        </draw:frame>
        <draw:custom-shape draw:style-name="gr31" draw:text-style-name="P2" xml:id="id15" draw:id="id15" draw:layer="layout" svg:width="6.1cm" svg:height="2.1cm" svg:x="24.7cm" svg:y="15.529cm">
          <text:p text:style-name="P2">data_outstanding = '1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4" draw:id="id14" draw:layer="layout" svg:width="6.1cm" svg:height="2.1cm" svg:x="24.8cm" svg:y="23.929cm">
          <text:p text:style-name="P2">data_outstanding = '0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draw:line-skew="0.922cm" svg:x1="30.9cm" svg:y1="24.979cm" svg:x2="30.8cm" svg:y2="16.579cm" draw:start-shape="id14" draw:start-glue-point="10" draw:end-shape="id15" draw:end-glue-point="10" svg:d="M30900 24979c2157 0 2207-8400-100-8400" svg:viewBox="0 0 1725 8401">
          <text:p/>
        </draw:connector>
        <draw:connector draw:style-name="gr11" draw:text-style-name="P7" draw:layer="layout" draw:type="curve" draw:line-skew="-0.595cm" svg:x1="29.907cm" svg:y1="15.836cm" svg:x2="25.593cm" svg:y2="15.836cm" draw:start-shape="id15" draw:start-glue-point="11" draw:end-shape="id15" draw:end-glue-point="5" svg:d="M29907 15836c0-2104-4314-2104-4314 0" svg:viewBox="0 0 4315 1579">
          <text:p/>
        </draw:connector>
        <draw:connector draw:style-name="gr11" draw:text-style-name="P7" draw:layer="layout" draw:type="curve" draw:line-skew="-0.924cm" svg:x1="24.7cm" svg:y1="16.579cm" svg:x2="24.8cm" svg:y2="24.979cm" draw:start-shape="id15" draw:start-glue-point="6" draw:end-shape="id14" draw:end-glue-point="6" svg:d="M24700 16579c-2158 0-2208 8400 100 8400" svg:viewBox="0 0 1726 8401">
          <text:p/>
        </draw:connector>
        <draw:connector draw:style-name="gr11" draw:text-style-name="P7" draw:layer="layout" draw:type="curve" draw:line-skew="0.594cm" svg:x1="25.693cm" svg:y1="25.722cm" svg:x2="30.007cm" svg:y2="25.722cm" draw:start-shape="id14" draw:start-glue-point="7" draw:end-shape="id14" draw:end-glue-point="9" svg:d="M25693 25722c0 2104 4314 2104 4314 0" svg:viewBox="0 0 4315 1579">
          <text:p/>
        </draw:connector>
        <draw:frame draw:style-name="gr29" draw:text-style-name="P4" draw:layer="layout" svg:width="7.9cm" svg:height="3.095cm" svg:x="28.9cm" svg:y="13.8cm">
          <draw:text-box>
            <text:p text:style-name="P2">(rd_en = '1' and out_data_rd = '0') or data_os = '1'</text:p>
          </draw:text-box>
        </draw:frame>
        <draw:frame draw:style-name="gr5" draw:text-style-name="P10" draw:layer="layout" svg:width="7.9cm" svg:height="1.9cm" svg:x="20.7cm" svg:y="26.8cm">
          <draw:text-box>
            <text:p text:style-name="P2">rd_en = '1' and out_data_rd = '1'</text:p>
          </draw:text-box>
        </draw:frame>
        <draw:frame draw:style-name="gr5" draw:text-style-name="P10" draw:layer="layout" svg:width="7.9cm" svg:height="1.9cm" svg:x="21.4cm" svg:y="19.5cm">
          <draw:text-box>
            <text:p text:style-name="P2">rd_en = '0' and out_data_rd = '1'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21:17:55.475842504</meta:creation-date>
    <dc:date>2019-05-07T11:40:40.446766341</dc:date>
    <meta:editing-duration>PT4H31M3S</meta:editing-duration>
    <meta:editing-cycles>17</meta:editing-cycles>
    <meta:generator>LibreOffice/6.0.7.3$Linux_X86_64 LibreOffice_project/00m0$Build-3</meta:generator>
    <meta:document-statistic meta:object-count="85"/>
  </office:meta>
</office:document-meta>
</file>